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verdana" svg:font-family="verdana, arial, helvetica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c9211e" style:font-name="Liberation Sans" fo:font-size="12pt" style:font-size-asian="12pt" style:font-size-complex="12pt"/>
    </style:style>
    <style:style style:name="P2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>
        <style:tab-stops>
          <style:tab-stop style:position="7.3126in"/>
        </style:tab-stops>
      </style:paragraph-properties>
      <style:text-properties fo:color="#c9211e" style:font-name="verdana" fo:font-size="12pt" fo:letter-spacing="normal" fo:font-style="normal" fo:font-weight="normal" officeooo:paragraph-rsid="0019a39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>
        <style:tab-stops>
          <style:tab-stop style:position="7.3126in"/>
        </style:tab-stops>
      </style:paragraph-properties>
      <style:text-properties fo:color="#c9211e" style:font-name="verdana" fo:font-size="12pt" fo:letter-spacing="normal" fo:font-style="normal" fo:font-weight="bold" officeooo:paragraph-rsid="0019a390" fo:background-color="transparent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style:font-name="Liberation Sans" fo:font-size="12pt" fo:letter-spacing="normal" fo:font-style="normal" fo:font-weight="normal" officeooo:paragraph-rsid="000ebb9b" fo:background-color="#ffffff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style:font-name="Liberation Sans" fo:font-size="12pt" fo:letter-spacing="normal" fo:font-style="normal" fo:font-weight="normal" officeooo:rsid="0020591a" officeooo:paragraph-rsid="000ebb9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style:font-name="verdana" fo:font-size="12pt" fo:letter-spacing="normal" fo:font-style="normal" fo:font-weight="normal" officeooo:rsid="0020591a" officeooo:paragraph-rsid="000ebb9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style:font-name="verdana" fo:font-size="12pt" fo:letter-spacing="normal" fo:font-style="normal" fo:font-weight="normal" officeooo:rsid="00130751" officeooo:paragraph-rsid="0013075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style:font-name="verdana" fo:font-size="12pt" fo:letter-spacing="normal" fo:font-style="normal" fo:font-weight="normal" officeooo:rsid="00173aaf" officeooo:paragraph-rsid="00173aaf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style:font-name="verdana" fo:font-size="12pt" fo:letter-spacing="normal" fo:font-style="normal" fo:font-weight="normal" officeooo:rsid="00184d56" officeooo:paragraph-rsid="00184d5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style:font-name="verdana" fo:font-size="12pt" fo:letter-spacing="normal" fo:font-style="normal" fo:font-weight="normal" officeooo:rsid="001859e8" officeooo:paragraph-rsid="001859e8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b2b2b2" style:font-name="verdana" fo:font-size="12pt" fo:letter-spacing="normal" fo:font-style="normal" fo:font-weight="normal" officeooo:rsid="0020591a" officeooo:paragraph-rsid="000ebb9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paragraph-rsid="00184d56"/>
    </style:style>
    <style:style style:name="P1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afd095" style:font-name="verdana" fo:font-size="12pt" fo:letter-spacing="normal" fo:font-style="normal" fo:font-weight="normal" officeooo:rsid="0020591a" officeooo:paragraph-rsid="000ebb9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afd095" style:font-name="verdana" fo:font-size="12pt" fo:letter-spacing="normal" fo:font-style="normal" fo:font-weight="normal" officeooo:rsid="0020591a" officeooo:paragraph-rsid="0012480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5983b0" style:font-name="verdana" fo:font-size="12pt" fo:letter-spacing="normal" fo:font-style="normal" fo:font-weight="normal" officeooo:rsid="0020591a" officeooo:paragraph-rsid="000ebb9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ff0000" style:font-name="verdana" fo:font-size="12pt" fo:letter-spacing="normal" fo:font-style="normal" fo:font-weight="normal" officeooo:rsid="00173aaf" officeooo:paragraph-rsid="00173aaf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ff0000" style:font-name="verdana" fo:font-size="12pt" fo:letter-spacing="normal" fo:font-style="normal" fo:font-weight="normal" officeooo:rsid="0020591a" officeooo:paragraph-rsid="000ebb9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ff0000" style:font-name="verdana" fo:font-size="12pt" fo:letter-spacing="normal" fo:font-style="normal" fo:font-weight="normal" officeooo:rsid="00189d07" officeooo:paragraph-rsid="00189d0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>
        <style:tab-stops>
          <style:tab-stop style:position="7.3126in"/>
        </style:tab-stops>
      </style:paragraph-properties>
      <style:text-properties fo:color="#ff0000" style:font-name="verdana" fo:font-size="12pt" fo:letter-spacing="normal" fo:font-style="normal" fo:font-weight="bold" officeooo:rsid="0020591a" officeooo:paragraph-rsid="0019a390" fo:background-color="transparent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>
        <style:tab-stops>
          <style:tab-stop style:position="7.3126in"/>
        </style:tab-stops>
      </style:paragraph-properties>
      <style:text-properties fo:color="#2a6099" style:font-name="verdana" fo:font-size="12pt" fo:letter-spacing="normal" fo:font-style="normal" fo:font-weight="normal" officeooo:paragraph-rsid="0019a39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>
        <style:tab-stops>
          <style:tab-stop style:position="7.3126in"/>
        </style:tab-stops>
      </style:paragraph-properties>
      <style:text-properties fo:color="#2a6099" style:font-name="verdana" fo:font-size="12pt" fo:letter-spacing="normal" fo:font-style="normal" fo:font-weight="bold" officeooo:paragraph-rsid="0019a390" fo:background-color="transparent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officeooo:rsid="000fe766"/>
    </style:style>
    <style:style style:name="T2" style:family="text">
      <style:text-properties officeooo:rsid="001face6"/>
    </style:style>
    <style:style style:name="T3" style:family="text">
      <style:text-properties fo:color="#999999"/>
    </style:style>
    <style:style style:name="T4" style:family="text">
      <style:text-properties fo:color="#999999" officeooo:rsid="000ebb9b"/>
    </style:style>
    <style:style style:name="T5" style:family="text">
      <style:text-properties fo:color="#b2b2b2"/>
    </style:style>
    <style:style style:name="T6" style:family="text">
      <style:text-properties fo:color="#b2b2b2" style:font-name="verdana" fo:font-size="12pt" fo:letter-spacing="normal" fo:font-style="normal" fo:font-weight="normal" officeooo:rsid="00184d56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color="#ff0000"/>
    </style:style>
    <style:style style:name="T8" style:family="text">
      <style:text-properties fo:color="#ff0000" style:font-name="verdana" fo:font-size="12pt" fo:letter-spacing="normal" fo:font-style="normal" fo:font-weight="normal" officeooo:rsid="00184d56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officeooo:rsid="00184d56"/>
    </style:style>
    <style:style style:name="T10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linkGDBServerCLExe <text:s text:c="7"/><text:span text:style-name="T4">слушает порт 2331</text:span></text:p>
      <text:p text:style-name="P4"><text:span text:style-name="T1">a</text:span>rm-none-eabi-gdb-<text:span text:style-name="T2">py <text:s text:c="3"/></text:span></text:p>
      <text:p text:style-name="P5">(gdb) target remote localhost:3333</text:p>
      <text:p text:style-name="P6">(gdb) file /home/evg/SOFT/Github/GIT/26_Bootloader_F407/build/Bootloader_1_1</text:p>
      <text:p text:style-name="P11">Reading symbols from /home/evg/SOFT/Github/GIT/26_Bootloader_F407/build/Bootloader_1_1…</text:p>
      <text:p text:style-name="P6">(gdb) load</text:p>
      <text:p text:style-name="P6">(gdb) i file <text:s text:c="2"/><text:span text:style-name="T5">(информация о файле)</text:span></text:p>
      <text:p text:style-name="P6">(gdb) i b <text:s/><text:tab/><text:span text:style-name="T5">(точки останова)</text:span></text:p>
      <text:p text:style-name="P6">(gdb) b main<text:span text:style-name="T5"> <text:s text:c="2"/>создание точки</text:span></text:p>
      <text:p text:style-name="P6"><text:span text:style-name="T5"/></text:p>
      <text:p text:style-name="P6"><text:span text:style-name="T5">Способы расстановки breakpoints</text:span></text:p>
      <text:p text:style-name="P6"><text:span text:style-name="T5">b func_name</text:span></text:p>
      <text:p text:style-name="P6"><text:span text:style-name="T5">b *func_name+offset</text:span></text:p>
      <text:p text:style-name="P6"><text:span text:style-name="T5">b *address</text:span></text:p>
      <text:p text:style-name="P6"><text:span text:style-name="T5">info break</text:span></text:p>
      <text:p text:style-name="P6"><text:span text:style-name="T5">disable/enable breakpoint_number</text:span></text:p>
      <text:p text:style-name="P6"><text:span text:style-name="T5">delete breakpoint_number</text:span></text:p>
      <text:p text:style-name="P6"><text:span text:style-name="T5">ignore breakpoint_number n <text:s/>// <text:s/>остановится на этой точке пройдя ее n раз</text:span></text:p>
      <text:p text:style-name="P6"><text:span text:style-name="T5"/></text:p>
      <text:p text:style-name="P6"><text:span text:style-name="T5">Продолжить выполнение до следующего breakpoint-а</text:span></text:p>
      <text:p text:style-name="P17">continue | c</text:p>
      <text:p text:style-name="P18">ctrl - c <text:span text:style-name="T3">остановка программы и переход в gdb</text:span></text:p>
      <text:p text:style-name="P6"><text:span text:style-name="T5">делее нажимаем перезагрузку и код встанет на main</text:span></text:p>
      <text:p text:style-name="P6"><text:span text:style-name="T5"/></text:p>
      <text:p text:style-name="P6">break или b<text:span text:style-name="T5"> - создание точки останова;</text:span></text:p>
      <text:p text:style-name="P6">info или i<text:span text:style-name="T5"> - вывести информацию, доступные значения: </text:span>break, registers, frame, locals, args</text:p>
      <text:p text:style-name="P6"><text:span text:style-name="T5">run или r - запустить программу; // не поддерживается</text:span></text:p>
      <text:p text:style-name="P6">continue или c<text:span text:style-name="T5"> - продолжить выполнение программы после точки останова;</text:span></text:p>
      <text:p text:style-name="P7">l <text:s text:c="3"/><text:span text:style-name="T5">показать код <text:s/>или</text:span> l номер строки</text:p>
      <text:p text:style-name="P6">step или s<text:span text:style-name="T5"> - выполнить следующую строчку программы с заходом в функцию;</text:span></text:p>
      <text:p text:style-name="P6">next или n<text:span text:style-name="T5"> - выполнить следующую строчку без захода в функцию;</text:span></text:p>
      <text:p text:style-name="P6">print или p<text:span text:style-name="T5"> - вывести значение переменной;</text:span></text:p>
      <text:p text:style-name="P6">backtrace или bt<text:span text:style-name="T5"> - вывести стек вызовов;</text:span></text:p>
      <text:p text:style-name="P6">x<text:span text:style-name="T5"> - просмотр содержимого памяти по адресу;</text:span></text:p>
      <text:p text:style-name="P6">ptype<text:span text:style-name="T5"> - просмотр типа переменной;</text:span></text:p>
      <text:p text:style-name="P6">h или help<text:span text:style-name="T5"> - просмотр справки по команде;</text:span></text:p>
      <text:p text:style-name="P6">q или quit<text:span text:style-name="T5"> - выход из программы.</text:span></text:p>
      <text:p text:style-name="P6"><text:span text:style-name="T5"/></text:p>
      <text:p text:style-name="P16">I b <text:s/><text:span text:style-name="T5">показать точки</text:span></text:p>
      <text:p text:style-name="P8"><text:span text:style-name="T7">d 2</text:span><text:span text:style-name="T5"> удалить точку 2</text:span></text:p>
      <text:p text:style-name="P16">b 344 <text:s/><text:span text:style-name="T5">установить точку на 344 строке</text:span></text:p>
      <text:p text:style-name="P12"><text:span text:style-name="T8">I ar</text:span><text:span text:style-name="T6"> <text:s text:c="2"/>показать текущие аргументы текущей функции</text:span></text:p>
      <text:p text:style-name="P9"><text:span text:style-name="T7">I f</text:span><text:span text:style-name="T5"> <text:s/>показать текуший кадр</text:span></text:p>
      <text:p text:style-name="P10"><text:span text:style-name="T7">dis 3</text:span><text:span text:style-name="T5"> <text:s text:c="2"/>отключить точку</text:span></text:p>
      <text:p text:style-name="P9"><text:span text:style-name="T5"/></text:p>
      <text:p text:style-name="P15">Для отладки циклов можно устанавливать точки останова на основе условия, например, на 11-той строке, если значение переменной var1 будет 20:</text:p>
      <text:p text:style-name="P15">(gdb) break 11 if var1==20</text:p>
      <text:p text:style-name="P15"/>
      <text:p text:style-name="P15">Интересно, что с помощью print можно выполнять арифметические операции и их результат не только выводится на экран, но и присваивается внутренней переменной, таким образом его можно будет вывести ещё раз позже или использовать в других вычислениях. Например:</text:p>
      <text:p text:style-name="P15">(gdb) print var1+30</text:p>
      <text:p text:style-name="P15">(gdb) print $2</text:p>
      <text:p text:style-name="P15"/>
      <text:p text:style-name="P15">С помощью команды set можно изменить значение переменной прямо во время выполнения программы. Например:</text:p>
      <text:p text:style-name="P15">(gdb) set var2 = 20</text:p>
      <text:p text:style-name="P15"/>
      <text:p text:style-name="P15">С помощью команды ptype вы можете вывести тип переменной. Например:</text:p>
      <text:p text:style-name="P17">(gdb) ptype var2</text:p>
      <text:p text:style-name="P15"/>
      <text:p text:style-name="P15">Ещё интереснее исследовать как программы на Си работают с памятью. Команда print может выводить не только выводить значения переменных, но и их адреса в памяти. Вы можете вывести адреса всех переменных в памяти с помощью </text:p>
      <text:p text:style-name="P15">символа &amp;. Например:</text:p>
      <text:p text:style-name="P15">(gdb) print &amp;argc</text:p>
      <text:p text:style-name="P15">(gdb) print &amp;var1</text:p>
      <text:p text:style-name="P15">(gdb) print &amp;buffer</text:p>
      <text:p text:style-name="P6"><text:span text:style-name="T5"/></text:p>
      <text:p text:style-name="P21"><text:span text:style-name="T10">Если вы не знаете адрес переменной, можно передать её имя с оператором &amp;, он извлечет её адрес. Программа выводит шеснадцатиричное значение, и оно обычно мало о чём нам может сообщить. Для того чтобы улучшить</text:span> <text:span text:style-name="T10">ситуацию можно воспользоваться опциями форматирования. Можно указать тип выводимых данных с помощью таких модификаторов:</text:span></text:p>
      <text:p text:style-name="P20"/>
      <text:p text:style-name="P2">o - восьмиричный;</text:p>
      <text:p text:style-name="P2">x - шестнадцатиричный;</text:p>
      <text:p text:style-name="P2">d - десятичный;</text:p>
      <text:p text:style-name="P2">f - число с плавающей запятой;</text:p>
      <text:p text:style-name="P2">i - инструкция процессора;</text:p>
      <text:p text:style-name="P2">с - символ;</text:p>
      <text:p text:style-name="P2">s - строка.</text:p>
      <text:p text:style-name="P2">Также можно указать размер выводимого блока:</text:p>
      <text:p text:style-name="P2"/>
      <text:p text:style-name="P2">b - байт;</text:p>
      <text:p text:style-name="P2">h - полуслово (два байта);</text:p>
      <text:p text:style-name="P2">w - слово (четыре байта);</text:p>
      <text:p text:style-name="P2">g - восемь байт;</text:p>
      <text:p text:style-name="P3">(gdb) x/wd &amp;var2</text:p>
      <text:p text:style-name="P3"/>
      <text:p text:style-name="P20">Ещё можно указать количество блоков, которые надо выводить, например два:</text:p>
      <text:p text:style-name="P19">(gdb) x/2wd &amp;var2</text:p>
      <text:p text:style-name="P6"><text:span text:style-name="T5"/></text:p>
      <text:p text:style-name="P15">Получение списка функций</text:p>
      <text:p text:style-name="P17">info functions | i func</text:p>
      <text:p text:style-name="P6"><text:span text:style-name="T5"/></text:p>
      <text:p text:style-name="P6"><text:span text:style-name="T5"/></text:p>
      <text:p text:style-name="P6"><text:span text:style-name="T5"/></text:p>
      <text:p text:style-name="P15">Для отображения значения по указанному адресу используется команда x, где через "/" указывается формат вывода</text:p>
      <text:p text:style-name="P15">x/i - инструкция</text:p>
      <text:p text:style-name="P15">x/x – hex <text:s text:c="2"/>(x/8x)</text:p>
      <text:p text:style-name="P15">x/s - строка</text:p>
      <text:p text:style-name="P15">x/a – адрес</text:p>
      <text:p text:style-name="P15"/>
      <text:p text:style-name="P15">а также размер вывода</text:p>
      <text:p text:style-name="P15">x/b - 8-bit</text:p>
      <text:p text:style-name="P15">x/h - 16-bit</text:p>
      <text:p text:style-name="P15">x/w - 32-bit</text:p>
      <text:p text:style-name="P15">x/g – 64-bit</text:p>
      <text:p text:style-name="P15"/>
      <text:p text:style-name="P15">Собирать без оптимизации с ключами -g -O0</text:p>
      <text:p text:style-name="P6"><text:span text:style-name="T5"/></text:p>
      <text:p text:style-name="P6"><text:span text:style-name="T5"/></text:p>
      <text:p text:style-name="P13">Reverse Debug, позволяющая сохранить состояние программы и обратно отладить до него. Для этого, после запуска отладчика укажем gdb, что хотим начать использовать reverse debug и стоит сохранять состояния программы</text:p>
      <text:p text:style-name="P14">record <text:s/></text:p>
      <text:p text:style-name="P14">the current architecture doesn't support record function</text:p>
      <text:p text:style-name="P13">После этого станут доступны следующие команды</text:p>
      <text:p text:style-name="P13">reverse-step</text:p>
      <text:p text:style-name="P13">reverse-next</text:p>
      <text:p text:style-name="P6"><text:span text:style-name="T5"/></text:p>
      <text:p text:style-name="P6"><text:span text:style-name="T5"/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verdana" svg:font-family="verdana, arial, helvetica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05T10:08:40.518714633</meta:creation-date>
    <meta:generator>LibreOffice/6.4.7.2$Linux_X86_64 LibreOffice_project/40$Build-2</meta:generator>
    <dc:date>2024-03-05T11:16:33.754147649</dc:date>
    <meta:editing-duration>PT47M26S</meta:editing-duration>
    <meta:editing-cycles>12</meta:editing-cycles>
    <meta:document-statistic meta:table-count="0" meta:image-count="0" meta:object-count="0" meta:page-count="1" meta:paragraph-count="89" meta:word-count="588" meta:character-count="3865" meta:non-whitespace-character-count="3328"/>
  </office:meta>
</office:document-meta>
</file>